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wegianStemmer.r_mark_regions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NorwegianStemmer.r_other_suffix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NorwegianStemmer.copy_from( Norwegian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rwegianStemmer.stem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NorwegianStemmer.r_consonant_pai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orwegianStemmer.r_main_suffix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